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9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wprecomp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Turrican2.ipf</text:p>
          </table:table-cell>
          <table:table-cell table:style-name="ce1" office:value-type="string" calcext:value-type="string" table:number-columns-spanned="27" table:number-rows-spanned="1">
            <text:p>Write Precompensation</text:p>
          </table:table-cell>
          <table:covered-table-cell table:number-columns-repeated="26"/>
          <table:table-cell table:number-columns-repeated="4"/>
        </table:table-row>
        <table:table-row table:style-name="ro1">
          <table:table-cell office:value-type="string" calcext:value-type="string">
            <text:p>Tr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Stable cell size of 151 over all track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number-columns-repeated="4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Turrican2.ipf</text:p>
          </table:table-cell>
          <table:table-cell table:style-name="ce1" office:value-type="string" calcext:value-type="string" table:number-columns-spanned="27" table:number-rows-spanned="1">
            <text:p>Write Precompensation</text:p>
          </table:table-cell>
          <table:covered-table-cell table:number-columns-repeated="26"/>
          <table:table-cell table:number-columns-repeated="3"/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Stable cell size of 151 over all track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1" calcext:value-type="float">
            <text:p>2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1" calcext:value-type="float">
            <text:p>21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21" calcext:value-type="float">
            <text:p>2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5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office:value-type="string" calcext:value-type="string">
            <text:p>Turrican.adf</text:p>
          </table:table-cell>
          <table:table-cell table:style-name="ce1" office:value-type="string" calcext:value-type="string" table:number-columns-spanned="27" table:number-rows-spanned="1">
            <text:p>Write Precompensation</text:p>
          </table:table-cell>
          <table:covered-table-cell table:number-columns-repeated="26"/>
          <table:table-cell table:number-columns-repeated="4"/>
        </table:table-row>
        <table:table-row table:style-name="ro1">
          <table:table-cell office:value-type="string" calcext:value-type="string">
            <text:p>Tr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3" table:style-name="ce7"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Standard cell size of 168 over all track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2" table:style-name="ce7" office:value-type="float" office:value="51" calcext:value-type="float">
            <text:p>51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2" table:style-name="ce7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3"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39" calcext:value-type="float">
            <text:p>39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3"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41" calcext:value-type="float">
            <text:p>4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3"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3" table:style-name="ce7"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number-columns-repeated="5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Turrican.ipf</text:p>
          </table:table-cell>
          <table:table-cell table:style-name="ce1" office:value-type="string" calcext:value-type="string" table:number-columns-spanned="27" table:number-rows-spanned="1">
            <text:p>Write Precompensation</text:p>
          </table:table-cell>
          <table:covered-table-cell table:number-columns-repeated="26"/>
          <table:table-cell table:number-columns-repeated="3"/>
          <table:table-cell office:value-type="string" calcext:value-type="string">
            <text:p>Stable cell size of 155 over all tracks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2" table:style-name="ce8" office:value-type="float" office:value="23" calcext:value-type="float">
            <text:p>23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table:style-name="ce8" office:value-type="float" office:value="34" calcext:value-type="float">
            <text:p>34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2" table:style-name="ce8" office:value-type="float" office:value="47" calcext:value-type="float">
            <text:p>47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2" table:style-name="ce8" office:value-type="float" office:value="41" calcext:value-type="float">
            <text:p>41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" table:style-name="ce8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2" table:style-name="ce8" office:value-type="float" office:value="19" calcext:value-type="float">
            <text:p>19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number-columns-repeated="3"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3"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2"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2"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5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Turrican2.ipf</text:p>
          </table:table-cell>
          <table:table-cell table:style-name="ce1" office:value-type="string" calcext:value-type="string" table:number-columns-spanned="27" table:number-rows-spanned="1">
            <text:p>Write Precompensation</text:p>
          </table:table-cell>
          <table:covered-table-cell table:number-columns-repeated="26"/>
          <table:table-cell table:number-columns-repeated="3"/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Stable cell size of 151 over all track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number-columns-repeated="3"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2"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2"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0" office:value-type="float" office:value="31" calcext:value-type="float">
            <text:p>31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2" table:style-name="ce10" office:value-type="float" office:value="36" calcext:value-type="float">
            <text:p>36</text:p>
          </table:table-cell>
          <table:table-cell table:number-columns-repeated="2" table:style-name="ce10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2"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2" table:style-name="ce10" office:value-type="float" office:value="27" calcext:value-type="float">
            <text:p>2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2" table:style-name="ce10" office:value-type="float" office:value="27" calcext:value-type="float">
            <text:p>27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2"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3"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2"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4" calcext:value-type="float">
            <text:p>2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3"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8" calcext:value-type="float">
            <text:p>28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3" table:style-name="ce10" office:value-type="float" office:value="18" calcext:value-type="float">
            <text:p>1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2"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Stable split here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2"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24" calcext:value-type="float">
            <text:p>2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table:style-name="ce10" office:value-type="float" office:value="29" calcext:value-type="float">
            <text:p>2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3" table:style-name="ce10" office:value-type="float" office:value="28" calcext:value-type="float">
            <text:p>2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3"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21" calcext:value-type="float">
            <text:p>2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Katakis (Side 1).g64</text:p>
          </table:table-cell>
          <table:table-cell table:style-name="ce1" office:value-type="string" calcext:value-type="string" table:number-columns-spanned="27" table:number-rows-spanned="1">
            <text:p>Write Precompensation</text:p>
          </table:table-cell>
          <table:covered-table-cell table:number-columns-repeated="26"/>
          <table:table-cell table:number-columns-repeated="4"/>
        </table:table-row>
        <table:table-row table:style-name="ro1">
          <table:table-cell office:value-type="string" calcext:value-type="string">
            <text:p>Tr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 table:style-name="ce11" office:value-type="float" office:value="41" calcext:value-type="float">
            <text:p>41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2" table:style-name="ce11" office:value-type="float" office:value="52" calcext:value-type="float">
            <text:p>52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2" table:style-name="ce11" office:value-type="float" office:value="52" calcext:value-type="float">
            <text:p>52</text:p>
          </table:table-cell>
          <table:table-cell table:number-columns-repeated="4"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52" calcext:value-type="float">
            <text:p>52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52" calcext:value-type="float">
            <text:p>52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56" calcext:value-type="float">
            <text:p>56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 table:style-name="ce11" office:value-type="float" office:value="56" calcext:value-type="float">
            <text:p>56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float" office:value="63" calcext:value-type="float">
            <text:p>63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float" office:value="69" calcext:value-type="float">
            <text:p>69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TypicalMSDOS.img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3" table:style-name="ce15" office:value-type="float" office:value="9" calcext:value-type="float">
            <text:p>9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3"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table:style-name="ce15" office:value-type="float" office:value="13" calcext:value-type="float">
            <text:p>13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2"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2"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table:style-name="ce15" office:value-type="float" office:value="18" calcext:value-type="float">
            <text:p>18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2"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2" table:style-name="ce15" office:value-type="float" office:value="11" calcext:value-type="float">
            <text:p>1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number-columns-repeated="2" table:style-name="ce15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2" table:style-name="ce15"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15" office:value-type="float" office:value="9" calcext:value-type="float">
            <text:p>9</text:p>
          </table:table-cell>
          <table:table-cell table:number-columns-repeated="2" table:style-name="ce1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4"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table:style-name="ce15" office:value-type="float" office:value="17" calcext:value-type="float">
            <text:p>17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9"/>
        </table:table-row>
        <calcext:conditional-formats>
          <calcext:conditional-format calcext:target-range-address="wprecomp.B4:wprecomp.AB1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wprecomp.B18:wprecomp.AA2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wprecomp.B33:wprecomp.AA4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wprecomp.B47:wprecomp.AA5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wprecomp.B60:wprecomp.Z7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wprecomp.B78:wprecomp.Z8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wprecomp.B86:wprecomp.M9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1T13:59:42.459144768</dc:date>
    <meta:editing-duration>PT1H10M41S</meta:editing-duration>
    <meta:editing-cycles>15</meta:editing-cycles>
    <meta:generator>LibreOffice/7.4.2.3$Linux_X86_64 LibreOffice_project/40$Build-3</meta:generator>
    <meta:document-statistic meta:table-count="1" meta:cell-count="1907" meta:object-count="0"/>
  </office:meta>
</office:document-meta>
</file>